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man" svg:font-family="'Times new Rom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man" fo:font-size="14pt" officeooo:rsid="00100971" officeooo:paragraph-rsid="00100971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 3.2.2</text:p>
      <text:p text:style-name="P1">|Дано: X0=1, X1=1, m;</text:p>
      <text:p text:style-name="P1">|Надо: вычилить все значения массива X;</text:p>
      <text:p text:style-name="P1">нач</text:p>
      <text:p text:style-name="P1">. ввод(m);</text:p>
      <text:p text:style-name="P1">. для(цел k=2; k&lt;=m ;k++)</text:p>
      <text:p text:style-name="P1">. нц</text:p>
      <text:p text:style-name="P1">. . Xk=Xk-1+Xk-2;</text:p>
      <text:p text:style-name="P1">. кц</text:p>
      <text:p text:style-name="P1">. для(цел i=0; i&lt;=m; i++)</text:p>
      <text:p text:style-name="P1">.нц</text:p>
      <text:p text:style-name="P1">. . ввывод(Xi);</text:p>
      <text:p text:style-name="P1">. кц</text:p>
      <text:p text:style-name="P1">кон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man" svg:font-family="'Times new Rom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4" meta:word-count="39" meta:character-count="182" meta:non-whitespace-character-count="157"/>
  </office:meta>
</office:document-meta>
</file>